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CL" officeooo:rsid="0004c52b" officeooo:paragraph-rsid="0004c52b"/>
    </style:style>
    <style:style style:name="P2" style:family="paragraph" style:parent-style-name="Table_20_Contents">
      <style:text-properties fo:language="es" fo:country="CL" officeooo:rsid="0004c52b" officeooo:paragraph-rsid="0005532b"/>
    </style:style>
    <style:style style:name="P3" style:family="paragraph" style:parent-style-name="Table_20_Contents">
      <style:text-properties fo:language="es" fo:country="CL" officeooo:rsid="0004c52b" officeooo:paragraph-rsid="0008850d"/>
    </style:style>
    <style:style style:name="P4" style:family="paragraph" style:parent-style-name="Table_20_Contents">
      <style:text-properties fo:language="es" fo:country="CL" officeooo:rsid="0004c52b" officeooo:paragraph-rsid="000a5581"/>
    </style:style>
    <style:style style:name="P5" style:family="paragraph" style:parent-style-name="Table_20_Contents">
      <style:text-properties fo:language="es" fo:country="CL" officeooo:rsid="0004c52b" officeooo:paragraph-rsid="000b6337"/>
    </style:style>
    <style:style style:name="P6" style:family="paragraph" style:parent-style-name="Table_20_Contents">
      <style:text-properties fo:language="es" fo:country="CL" officeooo:rsid="0005532b" officeooo:paragraph-rsid="0005532b"/>
    </style:style>
    <style:style style:name="P7" style:family="paragraph" style:parent-style-name="Table_20_Contents">
      <style:text-properties fo:language="es" fo:country="CL" officeooo:paragraph-rsid="0004c52b"/>
    </style:style>
    <style:style style:name="P8" style:family="paragraph" style:parent-style-name="Table_20_Contents">
      <style:text-properties fo:language="es" fo:country="CL" officeooo:rsid="0005c67b" officeooo:paragraph-rsid="0005c67b"/>
    </style:style>
    <style:style style:name="P9" style:family="paragraph" style:parent-style-name="Table_20_Contents">
      <style:text-properties fo:language="es" fo:country="CL" officeooo:paragraph-rsid="000a5581"/>
    </style:style>
    <style:style style:name="P10" style:family="paragraph" style:parent-style-name="Table_20_Contents">
      <style:text-properties fo:language="es" fo:country="CL" officeooo:rsid="000a5581" officeooo:paragraph-rsid="000a5581"/>
    </style:style>
    <style:style style:name="P11" style:family="paragraph" style:parent-style-name="Table_20_Contents">
      <style:text-properties fo:language="es" fo:country="CL" officeooo:paragraph-rsid="0005c67b"/>
    </style:style>
    <style:style style:name="P12" style:family="paragraph" style:parent-style-name="Standard">
      <style:text-properties fo:language="es" fo:country="CL"/>
    </style:style>
    <style:style style:name="P13" style:family="paragraph" style:parent-style-name="Standard">
      <style:text-properties fo:language="es" fo:country="CL" officeooo:paragraph-rsid="0005532b"/>
    </style:style>
    <style:style style:name="P14" style:family="paragraph" style:parent-style-name="Table_20_Contents">
      <style:text-properties fo:language="es" fo:country="CL" fo:font-weight="bold" officeooo:rsid="0005532b" officeooo:paragraph-rsid="0005532b" style:font-weight-asian="bold" style:font-weight-complex="bold"/>
    </style:style>
    <style:style style:name="P15" style:family="paragraph" style:parent-style-name="Table_20_Contents">
      <style:text-properties fo:language="es" fo:country="CL" fo:font-weight="bold" officeooo:rsid="0005c67b" officeooo:paragraph-rsid="0005c67b" style:font-weight-asian="bold" style:font-weight-complex="bold"/>
    </style:style>
    <style:style style:name="T1" style:family="text">
      <style:text-properties officeooo:rsid="0004c52b"/>
    </style:style>
    <style:style style:name="T2" style:family="text">
      <style:text-properties officeooo:rsid="0006ebe2"/>
    </style:style>
    <style:style style:name="T3" style:family="text">
      <style:text-properties officeooo:rsid="0008850d"/>
    </style:style>
    <style:style style:name="T4" style:family="text">
      <style:text-properties officeooo:rsid="0008aae2"/>
    </style:style>
    <style:style style:name="T5" style:family="text">
      <style:text-properties officeooo:rsid="00098263"/>
    </style:style>
    <style:style style:name="T6" style:family="text">
      <style:text-properties officeooo:rsid="000a5581"/>
    </style:style>
    <style:style style:name="T7" style:family="text">
      <style:text-properties officeooo:rsid="000a9c1c"/>
    </style:style>
    <style:style style:name="T8" style:family="text">
      <style:text-properties officeooo:rsid="000b6337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114491531824"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P14">Registro de Ficha</text:p>
          </table:table-cell>
        </table:table-row>
        <table:table-row table:style-name="TableLine94114491659344">
          <table:table-cell table:style-name="Tabla1.A2" office:value-type="string">
            <text:p text:style-name="P1">Autor:</text:p>
          </table:table-cell>
          <table:table-cell table:style-name="Tabla1.B2" office:value-type="string">
            <text:p text:style-name="P6">Enrique Herrera Noya</text:p>
          </table:table-cell>
        </table:table-row>
        <table:table-row table:style-name="TableLine94114491660736">
          <table:table-cell table:style-name="Tabla1.A2" office:value-type="string">
            <text:p text:style-name="P1">Fecha:</text:p>
          </table:table-cell>
          <table:table-cell table:style-name="Tabla1.B2" office:value-type="string">
            <text:p text:style-name="P6">2 de Julio de 2021</text:p>
          </table:table-cell>
        </table:table-row>
        <table:table-row table:style-name="TableLine94114491661376">
          <table:table-cell table:style-name="Tabla1.B2" table:number-columns-spanned="2" office:value-type="string">
            <text:p text:style-name="P1">Descripción: <text:span text:style-name="T2">Se ingresan los datos del usuario</text:span></text:p>
            <text:p text:style-name="P1"/>
          </table:table-cell>
          <table:covered-table-cell/>
        </table:table-row>
        <table:table-row table:style-name="TableLine94114491662368">
          <table:table-cell table:style-name="Tabla1.B2" table:number-columns-spanned="2" office:value-type="string">
            <text:p text:style-name="P1">Actores: <text:span text:style-name="T2">Usuario</text:span></text:p>
          </table:table-cell>
          <table:covered-table-cell/>
        </table:table-row>
        <table:table-row table:style-name="TableLine94114491662896">
          <table:table-cell table:style-name="Tabla1.B2" table:number-columns-spanned="2" office:value-type="string">
            <text:p text:style-name="P1">Precondiciones: <text:span text:style-name="T2">el usuario debe iniciar sesión </text:span></text:p>
          </table:table-cell>
          <table:covered-table-cell/>
        </table:table-row>
        <table:table-row table:style-name="TableLine94114491663376">
          <table:table-cell table:style-name="Tabla1.B2" table:number-columns-spanned="2" office:value-type="string">
            <text:p text:style-name="P1">Flujo Normal: <text:span text:style-name="T3">El usuario debe iniciar sesión , luego acceder a la opción de llenado de ficha, luego ingresar los datos personales, luego volver al inicio.</text:span></text:p>
          </table:table-cell>
          <table:covered-table-cell/>
        </table:table-row>
        <table:table-row table:style-name="TableLine94114491663904">
          <table:table-cell table:style-name="Tabla1.B2" table:number-columns-spanned="2" office:value-type="string">
            <text:p text:style-name="P7"><text:span text:style-name="T1">Flujo Alternativo: </text:span><text:span text:style-name="T7">en caso de des-conexión luego de iniciar sesión los datos se almacenan </text:span><text:span text:style-name="T8">en base local, para cuando se vuelva a tener conexión cargarlos en el servidor.</text:span></text:p>
          </table:table-cell>
          <table:covered-table-cell/>
        </table:table-row>
        <table:table-row table:style-name="TableLine94114491664512">
          <table:table-cell table:style-name="Tabla1.B2" table:number-columns-spanned="2" office:value-type="string">
            <text:p text:style-name="P1">Pos-condiciones: <text:span text:style-name="T3">puede cerrar sesión o elegir las opción de ver publicaciones.</text:span></text:p>
          </table:table-cell>
          <table:covered-table-cell/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eLine94114491665616">
          <table:table-cell table:style-name="Tabla3.A1" office:value-type="string">
            <text:p text:style-name="P2">Nombre:</text:p>
          </table:table-cell>
          <table:table-cell table:style-name="Tabla3.B1" office:value-type="string">
            <text:p text:style-name="P8"><text:span text:style-name="T9">Ver Publicación</text:span> </text:p>
          </table:table-cell>
        </table:table-row>
        <table:table-row table:style-name="TableLine94114491679184">
          <table:table-cell table:style-name="Tabla3.A2" office:value-type="string">
            <text:p text:style-name="P2">Autor:</text:p>
          </table:table-cell>
          <table:table-cell table:style-name="Tabla3.B2" office:value-type="string">
            <text:p text:style-name="P6">Enrique Herrera Noya</text:p>
          </table:table-cell>
        </table:table-row>
        <table:table-row table:style-name="TableLine94114491680576">
          <table:table-cell table:style-name="Tabla3.A2" office:value-type="string">
            <text:p text:style-name="P2">Fecha:</text:p>
          </table:table-cell>
          <table:table-cell table:style-name="Tabla3.B2" office:value-type="string">
            <text:p text:style-name="P6">2 de Julio de 2021</text:p>
          </table:table-cell>
        </table:table-row>
        <table:table-row table:style-name="TableLine94114491681216">
          <table:table-cell table:style-name="Tabla3.B2" table:number-columns-spanned="2" office:value-type="string">
            <text:p text:style-name="P2">Descripción: <text:span text:style-name="T4">el usuario accede a ver publicaciones y elige cual quiere ver , videos, artículos o recetas</text:span></text:p>
          </table:table-cell>
          <table:covered-table-cell/>
        </table:table-row>
        <table:table-row table:style-name="TableLine94114491682336">
          <table:table-cell table:style-name="Tabla3.B2" table:number-columns-spanned="2" office:value-type="string">
            <text:p text:style-name="P2">Actores: <text:span text:style-name="T3">Usuario</text:span></text:p>
          </table:table-cell>
          <table:covered-table-cell/>
        </table:table-row>
        <table:table-row table:style-name="TableLine94114491682864">
          <table:table-cell table:style-name="Tabla3.B2" table:number-columns-spanned="2" office:value-type="string">
            <text:p text:style-name="P2">Precondiciones: <text:span text:style-name="T3">el usuario debe iniciar sesión , </text:span><text:span text:style-name="T6">la publicación debe haberse realizado</text:span></text:p>
          </table:table-cell>
          <table:covered-table-cell/>
        </table:table-row>
        <table:table-row table:style-name="TableLine94114491683424">
          <table:table-cell table:style-name="Tabla3.B2" table:number-columns-spanned="2" office:value-type="string">
            <text:p text:style-name="P3">Flujo Normal: <text:s/><text:span text:style-name="T3">El usuario debe iniciar sesión , luego acceder a la opción ver publicaciones, luego elige ver videos o artículos o recetas</text:span></text:p>
          </table:table-cell>
          <table:covered-table-cell/>
        </table:table-row>
        <table:table-row table:style-name="TableLine94114491684112">
          <table:table-cell table:style-name="Tabla3.B2" table:number-columns-spanned="2" office:value-type="string">
            <text:p text:style-name="P5">Flujo Alternativo: <text:span text:style-name="T7">en caso de des-conexión luego de iniciar sesión </text:span><text:span text:style-name="T8">se registra localmente que es lo que quería ver el usuario, para cuando se vuelva a tener conexión cargarlos en la aplicación prioritariamente.</text:span></text:p>
          </table:table-cell>
          <table:covered-table-cell/>
        </table:table-row>
        <table:table-row table:style-name="TableLine94114491684800">
          <table:table-cell table:style-name="Tabla3.B2" table:number-columns-spanned="2" office:value-type="string">
            <text:p text:style-name="P2">Pos-condiciones: <text:span text:style-name="T4">el usuario siempre ver los avisos</text:span></text:p>
          </table:table-cell>
          <table:covered-table-cell/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row table:style-name="TableLine94114491685904">
          <table:table-cell table:style-name="Tabla2.A1" office:value-type="string">
            <text:p text:style-name="P2">Nombre:</text:p>
          </table:table-cell>
          <table:table-cell table:style-name="Tabla2.B1" office:value-type="string">
            <text:p text:style-name="P15">Realizar Publicación</text:p>
          </table:table-cell>
        </table:table-row>
        <table:table-row table:style-name="TableLine94114491701216">
          <table:table-cell table:style-name="Tabla2.A2" office:value-type="string">
            <text:p text:style-name="P2">Autor:</text:p>
          </table:table-cell>
          <table:table-cell table:style-name="Tabla2.B2" office:value-type="string">
            <text:p text:style-name="P6">Enrique Herrera Noya</text:p>
          </table:table-cell>
        </table:table-row>
        <table:table-row table:style-name="TableLine94114491702608">
          <table:table-cell table:style-name="Tabla2.A2" office:value-type="string">
            <text:p text:style-name="P2">Fecha:</text:p>
          </table:table-cell>
          <table:table-cell table:style-name="Tabla2.B2" office:value-type="string">
            <text:p text:style-name="P6">2 de Julio de 2021</text:p>
          </table:table-cell>
        </table:table-row>
        <table:table-row table:style-name="TableLine94114491703248">
          <table:table-cell table:style-name="Tabla2.B2" table:number-columns-spanned="2" office:value-type="string">
            <text:p text:style-name="P2">Descripción: <text:span text:style-name="T5">ingreso de publicaciones de artículos, videos, recetas o avisos</text:span></text:p>
          </table:table-cell>
          <table:covered-table-cell/>
        </table:table-row>
        <table:table-row table:style-name="TableLine94114491704240">
          <table:table-cell table:style-name="Tabla2.B2" table:number-columns-spanned="2" office:value-type="string">
            <text:p text:style-name="P2">Actores: <text:span text:style-name="T5">Nutricionista</text:span></text:p>
          </table:table-cell>
          <table:covered-table-cell/>
        </table:table-row>
        <table:table-row table:style-name="TableLine94114491704768">
          <table:table-cell table:style-name="Tabla2.B2" table:number-columns-spanned="2" office:value-type="string">
            <text:p text:style-name="P4">Precondiciones: <text:s/><text:span text:style-name="T6">nutricionista</text:span><text:span text:style-name="T3"> debe iniciar sesión </text:span></text:p>
          </table:table-cell>
          <table:covered-table-cell/>
        </table:table-row>
        <table:table-row table:style-name="TableLine94114491705328">
          <table:table-cell table:style-name="Tabla2.B2" table:number-columns-spanned="2" office:value-type="string">
            <text:p text:style-name="P9"><text:span text:style-name="T1">Flujo Normal: <text:s/></text:span><text:span text:style-name="T6">Nutricionista</text:span><text:span text:style-name="T3"> debe iniciar sesión , luego acceder a la opción </text:span><text:span text:style-name="T6">realizar</text:span><text:span text:style-name="T3"> publicaciones,</text:span></text:p>
            <text:p text:style-name="P10">donde elige la opción para publicar Receta, Video, Articulo o Aviso</text:p>
          </table:table-cell>
          <table:covered-table-cell/>
        </table:table-row>
        <table:table-row table:style-name="TableLine94114491706016">
          <table:table-cell table:style-name="Tabla2.B2" table:number-columns-spanned="2" office:value-type="string">
            <text:p text:style-name="P5">Flujo Alternativo: <text:span text:style-name="T7">en caso de des-conexión luego de iniciar sesión los datos se almacenan </text:span><text:span text:style-name="T8">en base local, para cuando se vuelva a tener conexión cargarlos en el servidor.</text:span></text:p>
          </table:table-cell>
          <table:covered-table-cell/>
        </table:table-row>
        <table:table-row table:style-name="TableLine94114491706704">
          <table:table-cell table:style-name="Tabla2.B2" table:number-columns-spanned="2" office:value-type="string">
            <text:p text:style-name="P11"><text:span text:style-name="T1">Pos-condiciones: <text:s/></text:span><text:span text:style-name="T6">Nutricionista debe cerrar sesión </text:span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20:43:38.709493634</meta:creation-date>
    <dc:date>2021-07-09T18:56:24.408045247</dc:date>
    <meta:editing-duration>PT25M2S</meta:editing-duration>
    <meta:editing-cycles>8</meta:editing-cycles>
    <meta:generator>LibreOffice/6.4.7.2$Linux_X86_64 LibreOffice_project/40$Build-2</meta:generator>
    <meta:document-statistic meta:table-count="3" meta:image-count="0" meta:object-count="0" meta:page-count="1" meta:paragraph-count="37" meta:word-count="289" meta:character-count="1873" meta:non-whitespace-character-count="1613"/>
  </office:meta>
</office:document-meta>
</file>